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table table:name="SURVIVAL_RISK_BY_AGE" table:style-name="ta1" table:print="false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age</text:p>
          </table:table-cell>
          <table:table-cell table:style-name="Default" office:value-type="string">
            <text:p>sr</text:p>
          </table:table-cell>
        </table:table-row>
        <table:table-row table:style-name="ro1">
          <table:table-cell office:value-type="string">
            <text:p>00-09</text:p>
          </table:table-cell>
          <table:table-cell office:value-type="float" office:value="0.0005">
            <text:p>0,0005</text:p>
          </table:table-cell>
        </table:table-row>
        <table:table-row table:style-name="ro1">
          <table:table-cell table:style-name="ce1" office:value-type="string">
            <text:p>10-19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office:value-type="string">
            <text:p>20-29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office:value-type="string">
            <text:p>30-39</text:p>
          </table:table-cell>
          <table:table-cell office:value-type="float" office:value="0.002">
            <text:p>0,002</text:p>
          </table:table-cell>
        </table:table-row>
        <table:table-row table:style-name="ro1">
          <table:table-cell office:value-type="string">
            <text:p>40-49</text:p>
          </table:table-cell>
          <table:table-cell office:value-type="float" office:value="0.004">
            <text:p>0,004</text:p>
          </table:table-cell>
        </table:table-row>
        <table:table-row table:style-name="ro1">
          <table:table-cell office:value-type="string">
            <text:p>50-59</text:p>
          </table:table-cell>
          <table:table-cell office:value-type="float" office:value="0.013">
            <text:p>0,013</text:p>
          </table:table-cell>
        </table:table-row>
        <table:table-row table:style-name="ro1">
          <table:table-cell office:value-type="string">
            <text:p>60-69</text:p>
          </table:table-cell>
          <table:table-cell office:value-type="float" office:value="0.036">
            <text:p>0,036</text:p>
          </table:table-cell>
        </table:table-row>
        <table:table-row table:style-name="ro1">
          <table:table-cell office:value-type="string">
            <text:p>70-7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string">
            <text:p>80-++</text:p>
          </table:table-cell>
          <table:table-cell office:value-type="float" office:value="0.148">
            <text:p>0,148</text:p>
          </table:table-cell>
        </table:table-row>
      </table:table>
      <table:table table:name="DDAY_COEFF" table:style-name="ta1" table:print="false">
        <table:table-column table:style-name="co9" table:default-cell-style-name="ce3"/>
        <table:table-column table:style-name="co9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>
            <text:p>liv</text:p>
          </table:table-cell>
          <table:table-cell office:value-type="string">
            <text:p>dday</text:p>
          </table:table-cell>
          <table:table-cell office:value-type="string">
            <text:p>ctrans</text:p>
          </table:table-cell>
          <table:table-cell office:value-type="string">
            <text:p>pdeath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0.12">
            <text:p>0,12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0.02">
            <text:p>0,02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5">
            <text:p>15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7">
            <text:p>17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8">
            <text:p>18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19">
            <text:p>19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boolean" office:boolean-value="true">
            <text:p>VRAI</text:p>
          </table:table-cell>
          <table:table-cell office:value-type="float" office:value="21">
            <text:p>2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</table:table-row>
      </table:table>
      <table:table table:name="TRANSMISS_POLITIC_COEFF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dt</text:p>
          </table:table-cell>
          <table:table-cell table:style-name="Default" office:value-type="string">
            <text:p>dt_calendar</text:p>
          </table:table-cell>
          <table:table-cell office:value-type="string">
            <text:p>activ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2-17">
            <text:p>17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2-18">
            <text:p>18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2-19">
            <text:p>19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2-20">
            <text:p>20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2-21">
            <text:p>21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2-22">
            <text:p>22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2-23">
            <text:p>23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2-24">
            <text:p>24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2-25">
            <text:p>25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2-26">
            <text:p>26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2-27">
            <text:p>27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2-28">
            <text:p>28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2-29">
            <text:p>29/02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3-01">
            <text:p>01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3-02">
            <text:p>02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3-03">
            <text:p>03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3-04">
            <text:p>04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3-05">
            <text:p>05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3-06">
            <text:p>06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3-07">
            <text:p>07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3-08">
            <text:p>08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3-09">
            <text:p>09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3-10">
            <text:p>10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3-11">
            <text:p>11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3-12">
            <text:p>12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3-13">
            <text:p>13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3-14">
            <text:p>14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3-15">
            <text:p>15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3-16">
            <text:p>16/03/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3-17">
            <text:p>17/03/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3-18">
            <text:p>18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3-19">
            <text:p>19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3-20">
            <text:p>20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3-21">
            <text:p>21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3-22">
            <text:p>22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3-23">
            <text:p>23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3-24">
            <text:p>24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3-25">
            <text:p>25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3-26">
            <text:p>26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3-27">
            <text:p>27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3-28">
            <text:p>28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3-29">
            <text:p>29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3-30">
            <text:p>30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3-31">
            <text:p>31/03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4-01">
            <text:p>01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4-02">
            <text:p>02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4-03">
            <text:p>03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4-04">
            <text:p>04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4-05">
            <text:p>05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4-06">
            <text:p>06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4-07">
            <text:p>07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4-08">
            <text:p>08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4-09">
            <text:p>09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4-10">
            <text:p>10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4-11">
            <text:p>11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4-12">
            <text:p>12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4-13">
            <text:p>13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4-14">
            <text:p>14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4-15">
            <text:p>15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4-16">
            <text:p>16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4-17">
            <text:p>17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4-18">
            <text:p>18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4-19">
            <text:p>19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4-20">
            <text:p>20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4-21">
            <text:p>21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4-22">
            <text:p>22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4-23">
            <text:p>23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4-24">
            <text:p>24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4-25">
            <text:p>25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4-26">
            <text:p>26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4-27">
            <text:p>27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4-28">
            <text:p>28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4-29">
            <text:p>29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4-30">
            <text:p>30/04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5-01">
            <text:p>01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5-02">
            <text:p>02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5-03">
            <text:p>03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5-04">
            <text:p>04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5-05">
            <text:p>05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5-06">
            <text:p>06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5-07">
            <text:p>07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5-08">
            <text:p>08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5-09">
            <text:p>09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5-10">
            <text:p>10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5-11">
            <text:p>11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5-12">
            <text:p>12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5-13">
            <text:p>13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5-14">
            <text:p>14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5-15">
            <text:p>15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5-16">
            <text:p>16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5-17">
            <text:p>17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5-18">
            <text:p>18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5-19">
            <text:p>19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5-20">
            <text:p>20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5-21">
            <text:p>21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5-22">
            <text:p>22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5-23">
            <text:p>23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5-24">
            <text:p>24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5-25">
            <text:p>25/05/20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5-26">
            <text:p>26/05/20</text:p>
          </table:table-cell>
          <table:table-cell office:value-type="float" office:value="0.05">
            <text:p>0,05</text:p>
          </table:table-cell>
        </table:table-row>
      </table:table>
      <table:table table:name="TRANSMISS_HOUSEHOLD" table:style-name="ta1" table:print="false"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office:value-type="string">
            <text:p>agent_target</text:p>
          </table:table-cell>
          <table:table-cell office:value-type="string">
            <text:p>00-09</text:p>
          </table:table-cell>
          <table:table-cell table:style-name="ce1" office:value-type="string">
            <text:p>10-19</text:p>
          </table:table-cell>
          <table:table-cell office:value-type="string">
            <text:p>20-29</text:p>
          </table:table-cell>
          <table:table-cell office:value-type="string">
            <text:p>30-39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office:value-type="string">
            <text:p>70-79</text:p>
          </table:table-cell>
          <table:table-cell office:value-type="string">
            <text:p>80-++</text:p>
          </table:table-cell>
        </table:table-row>
        <table:table-row table:style-name="ro1">
          <table:table-cell office:value-type="string">
            <text:p>00-09</text:p>
          </table:table-cell>
          <table:table-cell office:value-type="float" office:value="0.8">
            <text:p>0,8</text:p>
          </table:table-cell>
          <table:table-cell table:style-name="ce2" office:value-type="float" office:value="0.4">
            <text:p>0,4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05">
            <text:p>0,005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table:style-name="ce1" office:value-type="string">
            <text:p>10-19</text:p>
          </table:table-cell>
          <table:table-cell/>
          <table:table-cell office:value-type="float" office:value="0.8">
            <text:p>0,8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office:value-type="string">
            <text:p>20-29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office:value-type="string">
            <text:p>30-39</text:p>
          </table:table-cell>
          <table:table-cell table:number-columns-repeated="3"/>
          <table:table-cell office:value-type="float" office:value="0.7">
            <text:p>0,7</text:p>
          </table:table-cell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40-49</text:p>
          </table:table-cell>
          <table:table-cell table:number-columns-repeated="4"/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50-59</text:p>
          </table:table-cell>
          <table:table-cell table:number-columns-repeated="5"/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0.05">
            <text:p>0,05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60-69</text:p>
          </table:table-cell>
          <table:table-cell table:number-columns-repeated="6"/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70-79</text:p>
          </table:table-cell>
          <table:table-cell table:number-columns-repeated="7"/>
          <table:table-cell office:value-type="float" office:value="0.6">
            <text:p>0,6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string">
            <text:p>80-++</text:p>
          </table:table-cell>
          <table:table-cell table:number-columns-repeated="8"/>
          <table:table-cell office:value-type="float" office:value="0.3">
            <text:p>0,3</text:p>
          </table:table-cell>
        </table:table-row>
      </table:table>
      <table:table table:name="TRANSMISS_ACTIVITY" table:style-name="ta1" table:print="false"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agent_target</text:p>
          </table:table-cell>
          <table:table-cell office:value-type="string">
            <text:p>00-09</text:p>
          </table:table-cell>
          <table:table-cell table:style-name="ce1" office:value-type="string">
            <text:p>10-19</text:p>
          </table:table-cell>
          <table:table-cell office:value-type="string">
            <text:p>20-29</text:p>
          </table:table-cell>
          <table:table-cell office:value-type="string">
            <text:p>30-39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office:value-type="string">
            <text:p>70-79</text:p>
          </table:table-cell>
          <table:table-cell office:value-type="string">
            <text:p>80-++</text:p>
          </table:table-cell>
        </table:table-row>
        <table:table-row table:style-name="ro1">
          <table:table-cell office:value-type="string">
            <text:p>00-09</text:p>
          </table:table-cell>
          <table:table-cell office:value-type="float" office:value="1.9">
            <text:p>1,9</text:p>
          </table:table-cell>
          <table:table-cell table:style-name="ce2"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01">
            <text:p>0,01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005">
            <text:p>0,0005</text:p>
          </table:table-cell>
        </table:table-row>
        <table:table-row table:style-name="ro1">
          <table:table-cell table:style-name="ce1" office:value-type="string">
            <text:p>10-19</text:p>
          </table:table-cell>
          <table:table-cell/>
          <table:table-cell office:value-type="float" office:value="1.8">
            <text:p>1,8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.01">
            <text:p>0,01</text:p>
          </table:table-cell>
          <table:table-cell office:value-type="float" office:value="0.005">
            <text:p>0,005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office:value-type="string">
            <text:p>20-29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30-39</text:p>
          </table:table-cell>
          <table:table-cell table:number-columns-repeated="3"/>
          <table:table-cell office:value-type="float" office:value="1.3">
            <text:p>1,3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40-49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50-59</text:p>
          </table:table-cell>
          <table:table-cell table:number-columns-repeated="5"/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60-69</text:p>
          </table:table-cell>
          <table:table-cell table:number-columns-repeated="6"/>
          <table:table-cell office:value-type="float" office:value="0.1">
            <text:p>0,1</text:p>
          </table:table-cell>
          <table:table-cell office:value-type="float" office:value="0.01">
            <text:p>0,01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70-79</text:p>
          </table:table-cell>
          <table:table-cell table:number-columns-repeated="7"/>
          <table:table-cell office:value-type="float" office:value="0.01">
            <text:p>0,01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office:value-type="string">
            <text:p>80-++</text:p>
          </table:table-cell>
          <table:table-cell table:number-columns-repeated="8"/>
          <table:table-cell office:value-type="float" office:value="0.01">
            <text:p>0,01</text:p>
          </table:table-cell>
        </table:table-row>
      </table:table>
      <table:table table:name="INFECTED" table:style-name="ta1" table:print="false">
        <table:table-column table:style-name="co1" table:number-columns-repeated="10" table:default-cell-style-name="Default"/>
        <table:table-row table:style-name="ro2">
          <table:table-cell office:value-type="string">
            <text:p>day_age</text:p>
          </table:table-cell>
          <table:table-cell office:value-type="string">
            <text:p>00-09</text:p>
          </table:table-cell>
          <table:table-cell table:style-name="ce1" office:value-type="string">
            <text:p>10-19</text:p>
          </table:table-cell>
          <table:table-cell office:value-type="string">
            <text:p>20-29</text:p>
          </table:table-cell>
          <table:table-cell office:value-type="string">
            <text:p>30-39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office:value-type="string">
            <text:p>70-79</text:p>
          </table:table-cell>
          <table:table-cell office:value-type="string">
            <text:p>80-+</text:p>
          </table:table-cell>
        </table:table-row>
        <table:table-row table:style-name="ro1">
          <table:table-cell office:value-type="string">
            <text:p>0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0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09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1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1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1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1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14</text:p>
          </table:table-cell>
          <table:table-cell table:number-columns-repeated="9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/04/2020</text:date>, <text:time>23:0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Oriol</meta:initial-creator>
    <meta:creation-date>2020-03-28T22:00:51.72</meta:creation-date>
    <dc:date>2020-04-03T23:09:44.95</dc:date>
    <dc:creator>Maxime Oriol</dc:creator>
    <meta:editing-duration>PT9H58M5S</meta:editing-duration>
    <meta:editing-cycles>78</meta:editing-cycles>
    <meta:generator>OpenOffice/4.1.6$Win32 OpenOffice.org_project/416m1$Build-9790</meta:generator>
    <meta:document-statistic meta:table-count="6" meta:cell-count="693" meta:object-count="0"/>
  </office:meta>
</office:document-meta>
</file>